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4C800006507000044C82CC3D52C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64cm" svg:stroke-color="#ff3333" draw:marker-start="" draw:marker-start-width="0.296cm" draw:marker-end-width="0.296cm" draw:fill="none" draw:textarea-vertical-align="middle" fo:padding-top="0.157cm" fo:padding-bottom="0.157cm" fo:padding-left="0.282cm" fo:padding-right="0.282cm"/>
    </style:style>
    <style:style style:name="gr3" style:family="graphic" style:parent-style-name="objectwithoutfill">
      <style:graphic-properties draw:stroke="solid" svg:stroke-width="0.071cm" svg:stroke-color="#ff3333" draw:marker-start="" draw:marker-start-width="0.306cm" draw:marker-end-width="0.306cm" draw:fill="none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svg:stroke-width="0.064cm" svg:stroke-color="#ff3333" draw:marker-start="" draw:marker-start-width="0.296cm" draw:marker-end-width="0.296cm" draw:fill-color="#ffffff" draw:textarea-horizontal-align="justify" draw:textarea-vertical-align="middle" draw:auto-grow-height="false" fo:min-height="0cm" fo:min-width="0cm" fo:padding-top="0.157cm" fo:padding-bottom="0.157cm" fo:padding-left="0.282cm" fo:padding-right="0.282cm"/>
    </style:style>
    <style:style style:name="gr5" style:family="graphic" style:parent-style-name="standard">
      <style:graphic-properties svg:stroke-width="0.071cm" svg:stroke-color="#ff3333" draw:marker-start="" draw:marker-start-width="0.306cm" draw:marker-end-width="0.306cm" draw:fill-color="#ffffff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6" style:family="graphic" style:parent-style-name="objectwithoutfill">
      <style:graphic-properties svg:stroke-width="0.071cm" svg:stroke-color="#ff3333" draw:marker-start-width="0.306cm" draw:marker-end-width="0.306cm" draw:fill="none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draw:stroke="none" svg:stroke-color="#000000" draw:fill="none" draw:fill-color="#ffffff" fo:min-height="1.453cm"/>
    </style:style>
    <style:style style:name="gr8" style:family="graphic" style:parent-style-name="objectwithoutfill">
      <style:graphic-properties svg:stroke-width="0.071cm" svg:stroke-color="#009900" draw:marker-start-width="0.306cm" draw:marker-end-width="0.306cm" draw:fill="none" draw:textarea-vertical-align="middle" fo:padding-top="0.16cm" fo:padding-bottom="0.16cm" fo:padding-left="0.285cm" fo:padding-right="0.285cm"/>
    </style:style>
    <style:style style:name="gr9" style:family="graphic" style:parent-style-name="objectwithoutfill">
      <style:graphic-properties svg:stroke-width="0.071cm" svg:stroke-color="#009933" draw:marker-start-width="0.306cm" draw:marker-end-width="0.306cm" draw:fill="none" draw:textarea-vertical-align="middle" fo:padding-top="0.16cm" fo:padding-bottom="0.16cm" fo:padding-left="0.285cm" fo:padding-right="0.285cm"/>
    </style:style>
    <style:style style:name="gr10" style:family="graphic" style:parent-style-name="standard">
      <style:graphic-properties svg:stroke-width="0.064cm" svg:stroke-color="#009900" draw:marker-start="" draw:marker-start-width="0.296cm" draw:marker-end-width="0.296cm" draw:fill-color="#ffffff" draw:textarea-horizontal-align="justify" draw:textarea-vertical-align="middle" draw:auto-grow-height="false" fo:min-height="0cm" fo:min-width="0cm" fo:padding-top="0.157cm" fo:padding-bottom="0.157cm" fo:padding-left="0.282cm" fo:padding-right="0.282cm"/>
    </style:style>
    <style:style style:name="gr11" style:family="graphic" style:parent-style-name="objectwithoutfill">
      <style:graphic-properties svg:stroke-width="0.071cm" svg:stroke-color="#009900" draw:marker-start-width="0.306cm" draw:marker-end="" draw:marker-end-width="0.306cm" draw:fill="none" draw:textarea-vertical-align="middle" fo:padding-top="0.16cm" fo:padding-bottom="0.16cm" fo:padding-left="0.285cm" fo:padding-right="0.285cm"/>
    </style:style>
    <style:style style:name="gr12" style:family="graphic" style:parent-style-name="standard">
      <style:graphic-properties svg:stroke-width="0.071cm" svg:stroke-color="#3333ff" draw:marker-start-width="0.306cm" draw:marker-end-width="0.306cm" draw:fill-color="#ffffff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13" style:family="graphic" style:parent-style-name="standard">
      <style:graphic-properties svg:stroke-width="0.064cm" svg:stroke-color="#3333ff" draw:marker-start="" draw:marker-start-width="0.296cm" draw:marker-end-width="0.296cm" draw:fill-color="#ffffff" draw:textarea-horizontal-align="justify" draw:textarea-vertical-align="middle" draw:auto-grow-height="false" fo:min-height="0cm" fo:min-width="0cm" fo:padding-top="0.157cm" fo:padding-bottom="0.157cm" fo:padding-left="0.282cm" fo:padding-right="0.282cm"/>
    </style:style>
    <style:style style:name="gr14" style:family="graphic" style:parent-style-name="objectwithoutfill">
      <style:graphic-properties draw:stroke="solid" svg:stroke-width="0.071cm" svg:stroke-color="#3333ff" draw:marker-start-width="0.306cm" draw:marker-end-width="0.306cm" draw:fill="none" draw:textarea-vertical-align="middle" fo:padding-top="0.16cm" fo:padding-bottom="0.16cm" fo:padding-left="0.285cm" fo:padding-right="0.2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6pt" style:font-size-asian="6pt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892cm" svg:height="13.336cm" svg:x="1.408cm" svg:y="5.2cm">
          <draw:image xlink:href="Pictures/200004C800006507000044C82CC3D52C.svm" xlink:type="simple" xlink:show="embed" xlink:actuate="onLoad">
            <text:p/>
          </draw:image>
        </draw:frame>
        <draw:line draw:style-name="gr2" draw:text-style-name="P1" draw:layer="layout" svg:x1="9.9cm" svg:y1="14.7cm" svg:x2="9.9cm" svg:y2="19.1cm">
          <text:p/>
        </draw:line>
        <draw:line draw:style-name="gr3" draw:text-style-name="P1" draw:layer="layout" svg:x1="11.8cm" svg:y1="19.1cm" svg:x2="24.1cm" svg:y2="19.1cm">
          <text:p/>
        </draw:line>
        <draw:custom-shape draw:style-name="gr4" draw:text-style-name="P1" draw:layer="layout" svg:width="2.3cm" svg:height="0.7cm" draw:transform="rotate (1.5707963267946) translate (24.5cm 11.7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6cm" svg:height="0.8cm" svg:x="10.4cm" svg:y="18.6cm">
          <text:p text:style-name="P1"><text:span text:style-name="T1">&lt;&lt;16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24.1cm" svg:y1="10.9cm" svg:x2="24.1cm" svg:y2="19.1cm">
          <text:p/>
        </draw:line>
        <draw:line draw:style-name="gr6" draw:text-style-name="P1" draw:layer="layout" svg:x1="24.1cm" svg:y1="10.9cm" svg:x2="24.5cm" svg:y2="10.9cm">
          <text:p/>
        </draw:line>
        <draw:frame draw:style-name="gr7" draw:text-style-name="P3" draw:layer="layout" svg:width="1.04cm" svg:height="1.703cm" svg:x="24.4cm" svg:y="9.8cm">
          <draw:text-box>
            <text:p><text:span text:style-name="T2">00</text:span></text:p>
            <text:p><text:span text:style-name="T2"/></text:p>
            <text:p><text:span text:style-name="T2">01</text:span></text:p>
            <text:p><text:span text:style-name="T2">10</text:span></text:p>
            <text:p><text:span text:style-name="T2"/></text:p>
            <text:p><text:span text:style-name="T2">11</text:span></text:p>
          </draw:text-box>
        </draw:frame>
        <draw:line draw:style-name="gr6" draw:text-style-name="P1" draw:layer="layout" svg:x1="10.8cm" svg:y1="19.1cm" svg:x2="9.9cm" svg:y2="19.1cm">
          <text:p/>
        </draw:line>
        <draw:line draw:style-name="gr8" draw:text-style-name="P1" draw:layer="layout" svg:x1="13.9cm" svg:y1="10.1cm" svg:x2="13.9cm" svg:y2="9cm">
          <text:p/>
        </draw:line>
        <draw:line draw:style-name="gr9" draw:text-style-name="P1" draw:layer="layout" svg:x1="2.9cm" svg:y1="9cm" svg:x2="13.9cm" svg:y2="9cm">
          <text:p/>
        </draw:line>
        <draw:custom-shape draw:style-name="gr10" draw:text-style-name="P1" draw:layer="layout" svg:width="2.3cm" svg:height="0.8cm" draw:transform="rotate (1.5707963267946) translate (3.2cm 11.8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" draw:text-style-name="P1" draw:layer="layout" svg:x1="2.9cm" svg:y1="10.9cm" svg:x2="2.9cm" svg:y2="9cm">
          <text:p/>
        </draw:line>
        <draw:line draw:style-name="gr11" draw:text-style-name="P1" draw:layer="layout" svg:x1="3.2cm" svg:y1="10.9cm" svg:x2="2.9cm" svg:y2="10.9cm">
          <text:p/>
        </draw:line>
        <draw:custom-shape draw:style-name="gr12" draw:text-style-name="P2" draw:layer="layout" svg:width="2.9cm" svg:height="0.8cm" svg:x="10.4cm" svg:y="19.6cm">
          <text:p text:style-name="P1"><text:span text:style-name="T1">ZeroExtImm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3" draw:text-style-name="P1" draw:layer="layout" svg:width="1.5cm" svg:height="0.7cm" draw:transform="rotate (1.5707963267946) translate (15.4cm 12.2cm)">
          <text:p/>
          <draw:enhanced-geometry svg:viewBox="0 0 21600 21600" draw:mirror-vertical="true" draw:glue-points="?f6 10800 10800 21600 ?f5 10800 10800 0" draw:text-areas="?f3 ?f3 ?f4 ?f4" draw:mirror-horizont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4" draw:text-style-name="P1" draw:layer="layout" svg:x1="15.4cm" svg:y1="11.8cm" svg:x2="13.7cm" svg:y2="11.8cm">
          <text:p/>
        </draw:line>
        <draw:line draw:style-name="gr14" draw:text-style-name="P1" draw:layer="layout" svg:x1="13.7cm" svg:y1="11.8cm" svg:x2="13.7cm" svg:y2="20cm">
          <text:p/>
        </draw:line>
        <draw:line draw:style-name="gr14" draw:text-style-name="P1" draw:layer="layout" svg:x1="13.3cm" svg:y1="20cm" svg:x2="13.7cm" svg:y2="20cm">
          <text:p/>
        </draw:line>
        <draw:line draw:style-name="gr14" draw:text-style-name="P1" draw:layer="layout" svg:x1="9.9cm" svg:y1="19.1cm" svg:x2="9.9cm" svg:y2="20.1cm">
          <text:p/>
        </draw:line>
        <draw:line draw:style-name="gr14" draw:text-style-name="P1" draw:layer="layout" svg:x1="10.4cm" svg:y1="20.1cm" svg:x2="9.9cm" svg:y2="20.1cm">
          <text:p/>
        </draw:line>
        <draw:frame draw:style-name="gr7" draw:text-style-name="P3" draw:layer="layout" svg:width="0.74cm" svg:height="1.703cm" svg:x="15.26cm" svg:y="10.9cm">
          <draw:text-box>
            <text:p><text:span text:style-name="T2">00</text:span></text:p>
            <text:p><text:span text:style-name="T2">01</text:span></text:p>
            <text:p><text:span text:style-name="T2">10</text:span></text:p>
            <text:p><text:span text:style-name="T2">11</text:span></text:p>
          </draw:text-box>
        </draw:frame>
        <draw:frame draw:style-name="gr7" draw:text-style-name="P3" draw:layer="layout" svg:width="1.04cm" svg:height="1.703cm" svg:x="3.16cm" svg:y="9.997cm">
          <draw:text-box>
            <text:p><text:span text:style-name="T2">00</text:span></text:p>
            <text:p><text:span text:style-name="T2">01</text:span></text:p>
            <text:p><text:span text:style-name="T2">10</text:span></text:p>
            <text:p><text:span text:style-name="T2">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04T21:47:52.38</meta:creation-date>
    <dc:date>2018-04-05T20:07:53.67</dc:date>
    <meta:editing-duration>PT1H30M52S</meta:editing-duration>
    <meta:editing-cycles>36</meta:editing-cycles>
    <meta:generator>OpenOffice/4.1.5$Win32 OpenOffice.org_project/415m1$Build-9789</meta:generator>
    <meta:document-statistic meta:object-count="23"/>
  </office:meta>
</office:document-meta>
</file>